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5.156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436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Helvetica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font-name="Helvetica"/>
    </style:style>
    <style:style style:name="ce7" style:family="table-cell" style:parent-style-name="Default" style:data-style-name="N3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42">
      <style:table-cell-properties style:text-align-source="fix" style:repeat-content="false" fo:background-color="transparent"/>
      <style:paragraph-properties fo:text-align="center" fo:margin-left="0cm"/>
      <style:text-properties style:font-name="Helvetica"/>
    </style:style>
    <style:style style:name="ce10" style:family="table-cell" style:parent-style-name="Default" style:data-style-name="N142">
      <style:table-cell-properties fo:background-color="#ffffcc" style:text-align-source="fix" style:repeat-content="false"/>
      <style:paragraph-properties fo:text-align="center" fo:margin-left="0cm"/>
      <style:text-properties style:font-name="Helvetica"/>
    </style:style>
    <style:style style:name="ce1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style:use-window-font-color="true" style:font-name="Helvetica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Helvetica"/>
    </style:style>
    <style:style style:name="ce13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style:font-name="Helvetic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6"/>
        <table:table-column table:style-name="co7" table:number-columns-repeated="2" table:default-cell-style-name="ce9"/>
        <table:table-column table:style-name="co7" table:number-columns-repeated="2" table:default-cell-style-name="ce1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7" table:number-columns-repeated="1009" table:default-cell-style-name="ce1"/>
        <table:table-column table:style-name="co7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Country</text:p>
          </table:table-cell>
          <table:table-cell office:value-type="string">
            <text:p>Gold</text:p>
          </table:table-cell>
          <table:table-cell office:value-type="string">
            <text:p>Silver</text:p>
          </table:table-cell>
          <table:table-cell office:value-type="string">
            <text:p>Bronze</text:p>
          </table:table-cell>
          <table:table-cell office:value-type="string">
            <text:p>Total</text:p>
          </table:table-cell>
          <table:table-cell office:value-type="string">
            <text:p>PPP</text:p>
          </table:table-cell>
          <table:table-cell office:value-type="string">
            <text:p>PPP/Gold</text:p>
          </table:table-cell>
          <table:table-cell office:value-type="string">
            <text:p>PPP/Total</text:p>
          </table:table-cell>
          <table:table-cell office:value-type="string">
            <text:p>Rank P/T</text:p>
          </table:table-cell>
          <table:table-cell office:value-type="string">
            <text:p>Rank Pop/T</text:p>
          </table:table-cell>
          <table:table-cell office:value-type="string">
            <text:p>Pop.</text:p>
          </table:table-cell>
          <table:table-cell office:value-type="string">
            <text:p>Pop/Gold</text:p>
          </table:table-cell>
          <table:table-cell office:value-type="string">
            <text:p>Pop/Total</text:p>
          </table:table-cell>
          <table:table-cell table:number-columns-repeated="1010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 Bahrain (BRN)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7" office:value-type="float" office:value="40.6">
            <text:p>41</text:p>
          </table:table-cell>
          <table:table-cell table:formula="of:=[.G2]/[.C2]" office:value-type="float" office:value="4.51111111111111">
            <text:p>4.5</text:p>
          </table:table-cell>
          <table:table-cell table:formula="of:=[.G2]/[.F2]" office:value-type="float" office:value="2.13684210526316">
            <text:p>2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1234571">
            <text:p>1,234,571</text:p>
          </table:table-cell>
          <table:table-cell table:formula="of:=[.G2]/[.C2]" office:value-type="float" office:value="4.51111111111111">
            <text:p>4.5</text:p>
          </table:table-cell>
          <table:table-cell table:formula="of:=[.G2]/[.F2]" office:value-type="float" office:value="2.13684210526316">
            <text:p>2.1</text:p>
          </table:table-cell>
          <table:table-cell table:number-columns-repeated="1010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 Qatar (QAT)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7" office:value-type="float" office:value="200">
            <text:p>200</text:p>
          </table:table-cell>
          <table:table-cell table:formula="of:=[.G3]/[.C3]" office:value-type="float" office:value="20">
            <text:p>20.0</text:p>
          </table:table-cell>
          <table:table-cell table:formula="of:=[.G3]/[.F3]" office:value-type="float" office:value="14.2857142857143">
            <text:p>14.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7" office:value-type="float" office:value="2187326">
            <text:p>2,187,326</text:p>
          </table:table-cell>
          <table:table-cell table:formula="of:=[.L3]/[.C3]" office:value-type="float" office:value="218732.6">
            <text:p>218,732.6</text:p>
          </table:table-cell>
          <table:table-cell table:formula="of:=[.L3]/[.F3]" office:value-type="float" office:value="156237.571428571">
            <text:p>156,237.6</text:p>
          </table:table-cell>
          <table:table-cell table:number-columns-repeated="1010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string">
            <text:p> Mongolia (MGL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float" office:value="17.1">
            <text:p>17</text:p>
          </table:table-cell>
          <table:table-cell table:formula="of:=[.G4]/[.C4]" office:value-type="float" office:value="3.42">
            <text:p>3.4</text:p>
          </table:table-cell>
          <table:table-cell table:formula="of:=[.G4]/[.F4]" office:value-type="float" office:value="0.814285714285714">
            <text:p>0.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float" office:value="2975973">
            <text:p>2,975,973</text:p>
          </table:table-cell>
          <table:table-cell table:formula="of:=[.L4]/[.C4]" office:value-type="float" office:value="595194.6">
            <text:p>595,194.6</text:p>
          </table:table-cell>
          <table:table-cell table:formula="of:=[.L4]/[.F4]" office:value-type="float" office:value="141713">
            <text:p>141,713.0</text:p>
          </table:table-cell>
          <table:table-cell table:number-columns-repeated="101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 Kazakhstan (KAZ)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4">
            <text:p>84</text:p>
          </table:table-cell>
          <table:table-cell table:style-name="ce7" office:value-type="float" office:value="247">
            <text:p>247</text:p>
          </table:table-cell>
          <table:table-cell table:formula="of:=[.G5]/[.C5]" office:value-type="float" office:value="8.82142857142857">
            <text:p>8.8</text:p>
          </table:table-cell>
          <table:table-cell table:formula="of:=[.G5]/[.F5]" office:value-type="float" office:value="2.94047619047619">
            <text:p>2.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7" office:value-type="float" office:value="17309000">
            <text:p>17,309,000</text:p>
          </table:table-cell>
          <table:table-cell table:formula="of:=[.L5]/[.C5]" office:value-type="float" office:value="618178.571428571">
            <text:p>618,178.6</text:p>
          </table:table-cell>
          <table:table-cell table:formula="of:=[.L5]/[.F5]" office:value-type="float" office:value="206059.523809524">
            <text:p>206,059.5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 South Korea (KOR)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34">
            <text:p>234</text:p>
          </table:table-cell>
          <table:table-cell table:style-name="ce7" office:value-type="float" office:value="1667">
            <text:p>1,667</text:p>
          </table:table-cell>
          <table:table-cell table:formula="of:=[.G6]/[.C6]" office:value-type="float" office:value="21.1012658227848">
            <text:p>21.1</text:p>
          </table:table-cell>
          <table:table-cell table:formula="of:=[.G6]/[.F6]" office:value-type="float" office:value="7.12393162393162">
            <text:p>7.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">
            <text:p>5</text:p>
          </table:table-cell>
          <table:table-cell table:style-name="ce7" office:value-type="float" office:value="50423955">
            <text:p>50,423,955</text:p>
          </table:table-cell>
          <table:table-cell table:formula="of:=[.L6]/[.C6]" office:value-type="float" office:value="638277.911392405">
            <text:p>638,277.9</text:p>
          </table:table-cell>
          <table:table-cell table:formula="of:=[.L6]/[.F6]" office:value-type="float" office:value="215486.987179487">
            <text:p>215,487.0</text:p>
          </table:table-cell>
          <table:table-cell table:number-columns-repeated="1010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string">
            <text:p> Kuwait (KUW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7" office:value-type="float" office:value="154.5">
            <text:p>155</text:p>
          </table:table-cell>
          <table:table-cell table:formula="of:=[.G7]/[.C7]" office:value-type="float" office:value="51.5">
            <text:p>51.5</text:p>
          </table:table-cell>
          <table:table-cell table:formula="of:=[.G7]/[.F7]" office:value-type="float" office:value="12.875">
            <text:p>12.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7" office:value-type="float" office:value="3065850">
            <text:p>3,065,850</text:p>
          </table:table-cell>
          <table:table-cell table:formula="of:=[.L7]/[.C7]" office:value-type="float" office:value="1021950">
            <text:p>1,021,950.0</text:p>
          </table:table-cell>
          <table:table-cell table:formula="of:=[.L7]/[.F7]" office:value-type="float" office:value="255487.5">
            <text:p>255,487.5</text:p>
          </table:table-cell>
          <table:table-cell table:number-columns-repeated="1010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 Singapore (SIN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7" office:value-type="float" office:value="348.7">
            <text:p>349</text:p>
          </table:table-cell>
          <table:table-cell table:formula="of:=[.G8]/[.C8]" office:value-type="float" office:value="69.74">
            <text:p>69.7</text:p>
          </table:table-cell>
          <table:table-cell table:formula="of:=[.G8]/[.F8]" office:value-type="float" office:value="14.5291666666667">
            <text:p>14.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7" office:value-type="float" office:value="5469700">
            <text:p>5,469,700</text:p>
          </table:table-cell>
          <table:table-cell table:formula="of:=[.L8]/[.C8]" office:value-type="float" office:value="1093940">
            <text:p>1,093,940.0</text:p>
          </table:table-cell>
          <table:table-cell table:formula="of:=[.L8]/[.F8]" office:value-type="float" office:value="227904.166666667">
            <text:p>227,904.2</text:p>
          </table:table-cell>
          <table:table-cell table:number-columns-repeated="1010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 Hong Kong (HKG)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2">
            <text:p>42</text:p>
          </table:table-cell>
          <table:table-cell table:style-name="ce7" office:value-type="float" office:value="381.9">
            <text:p>382</text:p>
          </table:table-cell>
          <table:table-cell table:formula="of:=[.G9]/[.C9]" office:value-type="float" office:value="63.65">
            <text:p>63.7</text:p>
          </table:table-cell>
          <table:table-cell table:formula="of:=[.G9]/[.F9]" office:value-type="float" office:value="9.09285714285714">
            <text:p>9.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7" office:value-type="float" office:value="7234800">
            <text:p>7,234,800</text:p>
          </table:table-cell>
          <table:table-cell table:formula="of:=[.L9]/[.C9]" office:value-type="float" office:value="1205800">
            <text:p>1,205,800.0</text:p>
          </table:table-cell>
          <table:table-cell table:formula="of:=[.L9]/[.F9]" office:value-type="float" office:value="172257.142857143">
            <text:p>172,257.1</text:p>
          </table:table-cell>
          <table:table-cell table:number-columns-repeated="1010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 North Korea (PRK)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6">
            <text:p>36</text:p>
          </table:table-cell>
          <table:table-cell table:style-name="ce7"/>
          <table:table-cell table:number-columns-repeated="3"/>
          <table:table-cell office:value-type="float" office:value="9">
            <text:p>9</text:p>
          </table:table-cell>
          <table:table-cell table:style-name="ce7" office:value-type="float" office:value="25027000">
            <text:p>25,027,000</text:p>
          </table:table-cell>
          <table:table-cell table:formula="of:=[.L10]/[.C10]" office:value-type="float" office:value="2275181.81818182">
            <text:p>2,275,181.8</text:p>
          </table:table-cell>
          <table:table-cell table:formula="of:=[.L10]/[.F10]" office:value-type="float" office:value="695194.444444445">
            <text:p>695,194.4</text:p>
          </table:table-cell>
          <table:table-cell table:number-columns-repeated="1010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 Chinese Taipei (TPE)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1">
            <text:p>51</text:p>
          </table:table-cell>
          <table:table-cell table:style-name="ce7" office:value-type="float" office:value="930">
            <text:p>930</text:p>
          </table:table-cell>
          <table:table-cell table:formula="of:=[.G11]/[.C11]" office:value-type="float" office:value="93">
            <text:p>93.0</text:p>
          </table:table-cell>
          <table:table-cell table:formula="of:=[.G11]/[.F11]" office:value-type="float" office:value="18.2352941176471">
            <text:p>18.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7" office:value-type="float" office:value="23404243">
            <text:p>23,404,243</text:p>
          </table:table-cell>
          <table:table-cell table:formula="of:=[.L11]/[.C11]" office:value-type="float" office:value="2340424.3">
            <text:p>2,340,424.3</text:p>
          </table:table-cell>
          <table:table-cell table:formula="of:=[.L11]/[.F11]" office:value-type="float" office:value="458906.725490196">
            <text:p>458,906.7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 Japan (JPN)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00">
            <text:p>200</text:p>
          </table:table-cell>
          <table:table-cell table:style-name="ce7" office:value-type="float" office:value="4699">
            <text:p>4,699</text:p>
          </table:table-cell>
          <table:table-cell table:formula="of:=[.G12]/[.C12]" office:value-type="float" office:value="99.9787234042553">
            <text:p>100.0</text:p>
          </table:table-cell>
          <table:table-cell table:formula="of:=[.G12]/[.F12]" office:value-type="float" office:value="23.495">
            <text:p>23.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7" office:value-type="float" office:value="127040000">
            <text:p>127,040,000</text:p>
          </table:table-cell>
          <table:table-cell table:formula="of:=[.L12]/[.C12]" office:value-type="float" office:value="2702978.72340425">
            <text:p>2,702,978.7</text:p>
          </table:table-cell>
          <table:table-cell table:formula="of:=[.L12]/[.F12]" office:value-type="float" office:value="635200">
            <text:p>635,200.0</text:p>
          </table:table-cell>
          <table:table-cell table:number-columns-repeated="1010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 Uzbekistan (UZB)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4">
            <text:p>44</text:p>
          </table:table-cell>
          <table:table-cell table:style-name="ce7" office:value-type="float" office:value="113.8">
            <text:p>114</text:p>
          </table:table-cell>
          <table:table-cell table:formula="of:=[.G13]/[.C13]" office:value-type="float" office:value="12.6444444444444">
            <text:p>12.6</text:p>
          </table:table-cell>
          <table:table-cell table:formula="of:=[.G13]/[.F13]" office:value-type="float" office:value="2.58636363636364">
            <text:p>2.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7" office:value-type="float" office:value="30492800">
            <text:p>30,492,800</text:p>
          </table:table-cell>
          <table:table-cell table:formula="of:=[.L13]/[.C13]" office:value-type="float" office:value="3388088.88888889">
            <text:p>3,388,088.9</text:p>
          </table:table-cell>
          <table:table-cell table:formula="of:=[.L13]/[.F13]" office:value-type="float" office:value="693018.181818182">
            <text:p>693,018.2</text:p>
          </table:table-cell>
          <table:table-cell table:number-columns-repeated="101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 Iran (IRI)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18">
            <text:p>18</text:p>
          </table:table-cell>
          <table:table-cell table:style-name="ce2" office:value-type="float" office:value="57">
            <text:p>57</text:p>
          </table:table-cell>
          <table:table-cell table:style-name="ce7" office:value-type="float" office:value="946">
            <text:p>946</text:p>
          </table:table-cell>
          <table:table-cell table:formula="of:=[.G14]/[.C14]" office:value-type="float" office:value="45.0476190476191">
            <text:p>45.0</text:p>
          </table:table-cell>
          <table:table-cell table:formula="of:=[.G14]/[.F14]" office:value-type="float" office:value="16.5964912280702">
            <text:p>16.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7" office:value-type="float" office:value="77794700">
            <text:p>77,794,700</text:p>
          </table:table-cell>
          <table:table-cell table:formula="of:=[.L14]/[.C14]" office:value-type="float" office:value="3704509.52380952">
            <text:p>3,704,509.5</text:p>
          </table:table-cell>
          <table:table-cell table:formula="of:=[.L14]/[.F14]" office:value-type="float" office:value="1364819.29824561">
            <text:p>1,364,819.3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 Thailand (THA)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7">
            <text:p>47</text:p>
          </table:table-cell>
          <table:table-cell table:style-name="ce8" office:value-type="float" office:value="674">
            <text:p>674</text:p>
          </table:table-cell>
          <table:table-cell table:style-name="ce10" table:formula="of:=[.G15]/[.C15]" office:value-type="float" office:value="56.1666666666667">
            <text:p>56.2</text:p>
          </table:table-cell>
          <table:table-cell table:style-name="ce10" table:formula="of:=[.G15]/[.F15]" office:value-type="float" office:value="14.3404255319149">
            <text:p>14.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4">
            <text:p>14</text:p>
          </table:table-cell>
          <table:table-cell table:style-name="ce8" office:value-type="float" office:value="64871000">
            <text:p>64,871,000</text:p>
          </table:table-cell>
          <table:table-cell table:style-name="ce10" table:formula="of:=[.L15]/[.C15]" office:value-type="float" office:value="5405916.66666667">
            <text:p>5,405,916.7</text:p>
          </table:table-cell>
          <table:table-cell table:style-name="ce10" table:formula="of:=[.L15]/[.F15]" office:value-type="float" office:value="1380234.04255319">
            <text:p>1,380,234.0</text:p>
          </table:table-cell>
          <table:table-cell table:style-name="ce12" table:number-columns-repeated="1009"/>
          <table:table-cell table:style-name="ce5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 Malaysia (MAS)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float" office:value="33">
            <text:p>33</text:p>
          </table:table-cell>
          <table:table-cell table:style-name="ce7" office:value-type="float" office:value="525.7">
            <text:p>526</text:p>
          </table:table-cell>
          <table:table-cell table:formula="of:=[.G16]/[.C16]" office:value-type="float" office:value="105.14">
            <text:p>105.1</text:p>
          </table:table-cell>
          <table:table-cell table:formula="of:=[.G16]/[.F16]" office:value-type="float" office:value="15.930303030303">
            <text:p>15.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7" office:value-type="float" office:value="30360200">
            <text:p>30,360,200</text:p>
          </table:table-cell>
          <table:table-cell table:formula="of:=[.L16]/[.C16]" office:value-type="float" office:value="6072040">
            <text:p>6,072,040.0</text:p>
          </table:table-cell>
          <table:table-cell table:formula="of:=[.L16]/[.F16]" office:value-type="float" office:value="920006.060606061">
            <text:p>920,006.1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 Tajikistan (TJK)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19.1">
            <text:p>19</text:p>
          </table:table-cell>
          <table:table-cell table:formula="of:=[.G17]/[.C17]" office:value-type="float" office:value="19.1">
            <text:p>19.1</text:p>
          </table:table-cell>
          <table:table-cell table:formula="of:=[.G17]/[.F17]" office:value-type="float" office:value="3.82">
            <text:p>3.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7" office:value-type="float" office:value="8161000">
            <text:p>8,161,000</text:p>
          </table:table-cell>
          <table:table-cell table:formula="of:=[.L17]/[.C17]" office:value-type="float" office:value="8161000">
            <text:p>8,161,000.0</text:p>
          </table:table-cell>
          <table:table-cell table:formula="of:=[.L17]/[.F17]" office:value-type="float" office:value="1632200">
            <text:p>1,632,200.0</text:p>
          </table:table-cell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 China (CHN)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2">
            <text:p>342</text:p>
          </table:table-cell>
          <table:table-cell table:style-name="ce7" office:value-type="float" office:value="13395">
            <text:p>13,395</text:p>
          </table:table-cell>
          <table:table-cell table:formula="of:=[.G18]/[.C18]" office:value-type="float" office:value="88.7086092715232">
            <text:p>88.7</text:p>
          </table:table-cell>
          <table:table-cell table:formula="of:=[.G18]/[.F18]" office:value-type="float" office:value="39.1666666666667">
            <text:p>39.2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367140000">
            <text:p>1,367,140,000</text:p>
          </table:table-cell>
          <table:table-cell table:formula="of:=[.L18]/[.C18]" office:value-type="float" office:value="9053907.28476821">
            <text:p>9,053,907.3</text:p>
          </table:table-cell>
          <table:table-cell table:formula="of:=[.L18]/[.F18]" office:value-type="float" office:value="3997485.38011696">
            <text:p>3,997,485.4</text:p>
          </table:table-cell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 United Arab Emirates (UAE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72">
            <text:p>272</text:p>
          </table:table-cell>
          <table:table-cell table:formula="of:=[.G19]/[.C19]" office:value-type="float" office:value="272">
            <text:p>272.0</text:p>
          </table:table-cell>
          <table:table-cell table:formula="of:=[.G19]/[.F19]" office:value-type="float" office:value="68">
            <text:p>68.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style-name="ce7" office:value-type="float" office:value="9446000">
            <text:p>9,446,000</text:p>
          </table:table-cell>
          <table:table-cell table:formula="of:=[.L19]/[.C19]" office:value-type="float" office:value="9446000">
            <text:p>9,446,000.0</text:p>
          </table:table-cell>
          <table:table-cell table:formula="of:=[.L19]/[.F19]" office:value-type="float" office:value="2361500">
            <text:p>2,361,500.0</text:p>
          </table:table-cell>
          <table:table-cell table:number-columns-repeated="1010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string">
            <text:p> Saudi Arabia (KSA)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937.2">
            <text:p>937</text:p>
          </table:table-cell>
          <table:table-cell table:formula="of:=[.G20]/[.C20]" office:value-type="float" office:value="312.4">
            <text:p>312.4</text:p>
          </table:table-cell>
          <table:table-cell table:formula="of:=[.G20]/[.F20]" office:value-type="float" office:value="133.885714285714">
            <text:p>133.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style-name="ce7" office:value-type="float" office:value="30770375">
            <text:p>30,770,375</text:p>
          </table:table-cell>
          <table:table-cell table:formula="of:=[.L20]/[.C20]" office:value-type="float" office:value="10256791.6666667">
            <text:p>10,256,791.7</text:p>
          </table:table-cell>
          <table:table-cell table:formula="of:=[.L20]/[.F20]" office:value-type="float" office:value="4395767.85714286">
            <text:p>4,395,767.9</text:p>
          </table:table-cell>
          <table:table-cell table:number-columns-repeated="1010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string">
            <text:p> Cambodia (CAM)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7" office:value-type="float" office:value="40">
            <text:p>40</text:p>
          </table:table-cell>
          <table:table-cell table:formula="of:=[.G21]/[.C21]" office:value-type="float" office:value="40">
            <text:p>40.0</text:p>
          </table:table-cell>
          <table:table-cell table:formula="of:=[.G21]/[.F21]" office:value-type="float" office:value="40">
            <text:p>40.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style-name="ce7" office:value-type="float" office:value="15184116">
            <text:p>15,184,116</text:p>
          </table:table-cell>
          <table:table-cell table:formula="of:=[.L21]/[.C21]" office:value-type="float" office:value="15184116">
            <text:p>15,184,116.0</text:p>
          </table:table-cell>
          <table:table-cell table:formula="of:=[.L21]/[.F21]" office:value-type="float" office:value="15184116">
            <text:p>15,184,116.0</text:p>
          </table:table-cell>
          <table:table-cell table:number-columns-repeated="1010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string">
            <text:p> Sri Lanka (SRI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136">
            <text:p>136</text:p>
          </table:table-cell>
          <table:table-cell table:formula="of:=[.G22]/[.C22]" office:value-type="float" office:value="136">
            <text:p>136.0</text:p>
          </table:table-cell>
          <table:table-cell table:formula="of:=[.G22]/[.F22]" office:value-type="float" office:value="68">
            <text:p>68.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style-name="ce7" office:value-type="float" office:value="20277597">
            <text:p>20,277,597</text:p>
          </table:table-cell>
          <table:table-cell table:formula="of:=[.L22]/[.C22]" office:value-type="float" office:value="20277597">
            <text:p>20,277,597.0</text:p>
          </table:table-cell>
          <table:table-cell table:formula="of:=[.L22]/[.F22]" office:value-type="float" office:value="10138798.5">
            <text:p>10,138,798.5</text:p>
          </table:table-cell>
          <table:table-cell table:number-columns-repeated="1010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 Myanmar (MYA)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[.G23]/[.C23]" office:value-type="float" office:value="56.5">
            <text:p>56.5</text:p>
          </table:table-cell>
          <table:table-cell table:formula="of:=[.G23]/[.F23]" office:value-type="float" office:value="28.25">
            <text:p>28.3</text:p>
          </table:table-cell>
          <table:table-cell table:number-columns-repeated="2" office:value-type="float" office:value="22">
            <text:p>22</text:p>
          </table:table-cell>
          <table:table-cell office:value-type="float" office:value="50000000">
            <text:p>50,000,000</text:p>
          </table:table-cell>
          <table:table-cell table:formula="of:=[.L23]/[.C23]" office:value-type="float" office:value="25000000">
            <text:p>25,000,000.0</text:p>
          </table:table-cell>
          <table:table-cell table:formula="of:=[.L23]/[.F23]" office:value-type="float" office:value="12500000">
            <text:p>12,500,000.0</text:p>
          </table:table-cell>
          <table:table-cell table:number-columns-repeated="1010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 Iraq (IRQ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257">
            <text:p>257</text:p>
          </table:table-cell>
          <table:table-cell table:formula="of:=[.G24]/[.C24]" office:value-type="float" office:value="257">
            <text:p>257.0</text:p>
          </table:table-cell>
          <table:table-cell table:formula="of:=[.G24]/[.F24]" office:value-type="float" office:value="64.25">
            <text:p>64.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style-name="ce7" office:value-type="float" office:value="36004552">
            <text:p>36,004,552</text:p>
          </table:table-cell>
          <table:table-cell table:formula="of:=[.L24]/[.C24]" office:value-type="float" office:value="36004552">
            <text:p>36,004,552.0</text:p>
          </table:table-cell>
          <table:table-cell table:formula="of:=[.L24]/[.F24]" office:value-type="float" office:value="9001138">
            <text:p>9,001,138.0</text:p>
          </table:table-cell>
          <table:table-cell table:number-columns-repeated="1010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 Indonesia (INA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7" office:value-type="float" office:value="1292.9">
            <text:p>1,293</text:p>
          </table:table-cell>
          <table:table-cell table:formula="of:=[.G25]/[.C25]" office:value-type="float" office:value="323.225">
            <text:p>323.2</text:p>
          </table:table-cell>
          <table:table-cell table:formula="of:=[.G25]/[.F25]" office:value-type="float" office:value="64.645">
            <text:p>64.6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style-name="ce7" office:value-type="float" office:value="252164800">
            <text:p>252,164,800</text:p>
          </table:table-cell>
          <table:table-cell table:formula="of:=[.L25]/[.C25]" office:value-type="float" office:value="63041200">
            <text:p>63,041,200.0</text:p>
          </table:table-cell>
          <table:table-cell table:formula="of:=[.L25]/[.F25]" office:value-type="float" office:value="12608240">
            <text:p>12,608,240.0</text:p>
          </table:table-cell>
          <table:table-cell table:number-columns-repeated="1010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string">
            <text:p> Vietnam (VIE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6">
            <text:p>36</text:p>
          </table:table-cell>
          <table:table-cell table:style-name="ce7" office:value-type="float" office:value="359.8">
            <text:p>360</text:p>
          </table:table-cell>
          <table:table-cell table:formula="of:=[.G26]/[.C26]" office:value-type="float" office:value="359.8">
            <text:p>359.8</text:p>
          </table:table-cell>
          <table:table-cell table:formula="of:=[.G26]/[.F26]" office:value-type="float" office:value="9.99444444444445">
            <text:p>10.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style-name="ce7" office:value-type="float" office:value="89708900">
            <text:p>89,708,900</text:p>
          </table:table-cell>
          <table:table-cell table:formula="of:=[.L26]/[.C26]" office:value-type="float" office:value="89708900">
            <text:p>89,708,900.0</text:p>
          </table:table-cell>
          <table:table-cell table:formula="of:=[.L26]/[.F26]" office:value-type="float" office:value="2491913.88888889">
            <text:p>2,491,913.9</text:p>
          </table:table-cell>
          <table:table-cell table:number-columns-repeated="1010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 Philippines (PHI)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7" office:value-type="float" office:value="456.4">
            <text:p>456</text:p>
          </table:table-cell>
          <table:table-cell table:formula="of:=[.G27]/[.C27]" office:value-type="float" office:value="456.4">
            <text:p>456.4</text:p>
          </table:table-cell>
          <table:table-cell table:formula="of:=[.G27]/[.F27]" office:value-type="float" office:value="30.4266666666667">
            <text:p>30.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7" office:value-type="float" office:value="100351000">
            <text:p>100,351,000</text:p>
          </table:table-cell>
          <table:table-cell table:formula="of:=[.L27]/[.C27]" office:value-type="float" office:value="100351000">
            <text:p>100,351,000.0</text:p>
          </table:table-cell>
          <table:table-cell table:formula="of:=[.L27]/[.F27]" office:value-type="float" office:value="6690066.66666667">
            <text:p>6,690,066.7</text:p>
          </table:table-cell>
          <table:table-cell table:number-columns-repeated="1010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 India (IND)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57">
            <text:p>57</text:p>
          </table:table-cell>
          <table:table-cell table:style-name="ce7" office:value-type="float" office:value="5069">
            <text:p>5,069</text:p>
          </table:table-cell>
          <table:table-cell table:formula="of:=[.G28]/[.C28]" office:value-type="float" office:value="460.818181818182">
            <text:p>460.8</text:p>
          </table:table-cell>
          <table:table-cell table:formula="of:=[.G28]/[.F28]" office:value-type="float" office:value="88.9298245614035">
            <text:p>88.9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style-name="ce7" office:value-type="float" office:value="1260550000">
            <text:p>1,260,550,000</text:p>
          </table:table-cell>
          <table:table-cell table:formula="of:=[.L28]/[.C28]" office:value-type="float" office:value="114595454.545455">
            <text:p>114,595,454.5</text:p>
          </table:table-cell>
          <table:table-cell table:formula="of:=[.L28]/[.F28]" office:value-type="float" office:value="22114912.2807018">
            <text:p>22,114,912.3</text:p>
          </table:table-cell>
          <table:table-cell table:number-columns-repeated="1010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 Pakistan (PAK)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7" office:value-type="float" office:value="575">
            <text:p>575</text:p>
          </table:table-cell>
          <table:table-cell table:formula="of:=[.G29]/[.C29]" office:value-type="float" office:value="575">
            <text:p>575.0</text:p>
          </table:table-cell>
          <table:table-cell table:formula="of:=[.G29]/[.F29]" office:value-type="float" office:value="115">
            <text:p>115.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style-name="ce7" office:value-type="float" office:value="188020000">
            <text:p>188,020,000</text:p>
          </table:table-cell>
          <table:table-cell table:formula="of:=[.L29]/[.C29]" office:value-type="float" office:value="188020000">
            <text:p>188,020,000.0</text:p>
          </table:table-cell>
          <table:table-cell table:formula="of:=[.L29]/[.F29]" office:value-type="float" office:value="37604000">
            <text:p>37,604,000.0</text:p>
          </table:table-cell>
          <table:table-cell table:number-columns-repeated="1010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string">
            <text:p> Macau (MAC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7"/>
          <table:table-cell table:number-columns-repeated="3"/>
          <table:table-cell office:value-type="float" office:value="29">
            <text:p>29</text:p>
          </table:table-cell>
          <table:table-cell table:style-name="ce7" office:value-type="float" office:value="614500">
            <text:p>614,500</text:p>
          </table:table-cell>
          <table:table-cell/>
          <table:table-cell table:formula="of:=[.L30]/[.F30]" office:value-type="float" office:value="87785.7142857143">
            <text:p>87,785.7</text:p>
          </table:table-cell>
          <table:table-cell table:number-columns-repeated="1010"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 Kyrgyzstan (KGZ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14.7">
            <text:p>15</text:p>
          </table:table-cell>
          <table:table-cell/>
          <table:table-cell table:formula="of:=[.G31]/[.F31]" office:value-type="float" office:value="2.45">
            <text:p>2.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7" office:value-type="float" office:value="5842600">
            <text:p>5,842,600</text:p>
          </table:table-cell>
          <table:table-cell/>
          <table:table-cell table:formula="of:=[.L31]/[.F31]" office:value-type="float" office:value="973766.666666667">
            <text:p>973,766.7</text:p>
          </table:table-cell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string">
            <text:p> Laos (LAO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20.8">
            <text:p>21</text:p>
          </table:table-cell>
          <table:table-cell/>
          <table:table-cell table:formula="of:=[.G32]/[.F32]" office:value-type="float" office:value="6.93333333333333">
            <text:p>6.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style-name="ce7" office:value-type="float" office:value="6693300">
            <text:p>6,693,300</text:p>
          </table:table-cell>
          <table:table-cell/>
          <table:table-cell table:formula="of:=[.L32]/[.F32]" office:value-type="float" office:value="2231100">
            <text:p>2,231,100.0</text:p>
          </table:table-cell>
          <table:table-cell table:number-columns-repeated="1010"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 Turkmenistan (TKM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54.2">
            <text:p>54</text:p>
          </table:table-cell>
          <table:table-cell/>
          <table:table-cell table:formula="of:=[.G33]/[.F33]" office:value-type="float" office:value="9.03333333333333">
            <text:p>9.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style-name="ce7" office:value-type="float" office:value="5820424">
            <text:p>5,820,424</text:p>
          </table:table-cell>
          <table:table-cell/>
          <table:table-cell table:formula="of:=[.L33]/[.F33]" office:value-type="float" office:value="970070.666666667">
            <text:p>970,070.7</text:p>
          </table:table-cell>
          <table:table-cell table:number-columns-repeated="1010"/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string">
            <text:p> Jordan (JOR)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7" office:value-type="float" office:value="40">
            <text:p>40</text:p>
          </table:table-cell>
          <table:table-cell/>
          <table:table-cell table:formula="of:=[.G34]/[.F34]" office:value-type="float" office:value="10">
            <text:p>10.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style-name="ce7" office:value-type="float" office:value="6639870">
            <text:p>6,639,870</text:p>
          </table:table-cell>
          <table:table-cell/>
          <table:table-cell table:formula="of:=[.L34]/[.F34]" office:value-type="float" office:value="1659967.5">
            <text:p>1,659,967.5</text:p>
          </table:table-cell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 Afghanistan (AFG)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35.1">
            <text:p>35</text:p>
          </table:table-cell>
          <table:table-cell/>
          <table:table-cell table:formula="of:=[.G35]/[.F35]" office:value-type="float" office:value="17.55">
            <text:p>17.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style-name="ce7" office:value-type="float" office:value="26023100">
            <text:p>26,023,100</text:p>
          </table:table-cell>
          <table:table-cell/>
          <table:table-cell table:formula="of:=[.G35]/[.F35]" office:value-type="float" office:value="17.55">
            <text:p>17.6</text:p>
          </table:table-cell>
          <table:table-cell table:number-columns-repeated="1010"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 Lebanon (LIB)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6.3">
            <text:p>66</text:p>
          </table:table-cell>
          <table:table-cell/>
          <table:table-cell table:formula="of:=[.G36]/[.F36]" office:value-type="float" office:value="33.15">
            <text:p>33.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style-name="ce7" office:value-type="float" office:value="4036000">
            <text:p>4,036,000</text:p>
          </table:table-cell>
          <table:table-cell/>
          <table:table-cell table:formula="of:=[.L36]/[.F36]" office:value-type="float" office:value="2018000">
            <text:p>2,018,000.0</text:p>
          </table:table-cell>
          <table:table-cell table:number-columns-repeated="1010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 Nepal (NEP)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office:value-type="float" office:value="42.1">
            <text:p>42</text:p>
          </table:table-cell>
          <table:table-cell/>
          <table:table-cell table:formula="of:=[.G37]/[.F37]" office:value-type="float" office:value="42.1">
            <text:p>42.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style-name="ce7" office:value-type="float" office:value="26494504">
            <text:p>26,494,504</text:p>
          </table:table-cell>
          <table:table-cell/>
          <table:table-cell table:formula="of:=[.L37]/[.F37]" office:value-type="float" office:value="26494504">
            <text:p>26,494,504.0</text:p>
          </table:table-cell>
          <table:table-cell table:number-columns-repeated="1010"/>
        </table:table-row>
        <table:table-row table:style-name="ro1">
          <table:table-cell table:style-name="ce2" office:value-type="float" office:value="33">
            <text:p>33</text:p>
          </table:table-cell>
          <table:table-cell office:value-type="string">
            <text:p> Bangladesh (BAN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7" office:value-type="float" office:value="325.1">
            <text:p>325</text:p>
          </table:table-cell>
          <table:table-cell/>
          <table:table-cell table:formula="of:=[.G38]/[.F38]" office:value-type="float" office:value="108.366666666667">
            <text:p>108.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style-name="ce7" office:value-type="float" office:value="157092000">
            <text:p>157,092,000</text:p>
          </table:table-cell>
          <table:table-cell/>
          <table:table-cell table:formula="of:=[.L38]/[.F38]" office:value-type="float" office:value="52364000">
            <text:p>52,364,000.0</text:p>
          </table:table-cell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AMI104857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2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6/10/2014</text:date>, <text:time>11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cNeill</meta:initial-creator>
    <meta:creation-date>2014-10-05T13:14:01</meta:creation-date>
    <dc:date>2014-10-06T11:37:18</dc:date>
    <dc:creator>Jeff McNeill</dc:creator>
    <meta:editing-duration>PT58M40S</meta:editing-duration>
    <meta:editing-cycles>7</meta:editing-cycles>
    <meta:generator>OpenOffice/4.0.1$Unix OpenOffice.org_project/401m5$Build-9714</meta:generator>
    <meta:document-statistic meta:table-count="3" meta:cell-count="507" meta:object-count="0"/>
    <meta:user-defined meta:name=""/>
  </office:meta>
</office:document-meta>
</file>